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42257" officeooo:paragraph-rsid="00042257"/>
    </style:style>
    <style:style style:name="P2" style:family="paragraph" style:parent-style-name="Text_20_body">
      <style:text-properties officeooo:rsid="00042257" officeooo:paragraph-rsid="0021e930"/>
    </style:style>
    <style:style style:name="P3" style:family="paragraph" style:parent-style-name="Text_20_body">
      <style:text-properties officeooo:paragraph-rsid="0021e930"/>
    </style:style>
    <style:style style:name="P4" style:family="paragraph" style:parent-style-name="Text_20_body">
      <style:text-properties officeooo:paragraph-rsid="0023689b"/>
    </style:style>
    <style:style style:name="P5" style:family="paragraph" style:parent-style-name="Title">
      <style:text-properties officeooo:rsid="00042257" officeooo:paragraph-rsid="00042257"/>
    </style:style>
    <style:style style:name="P6" style:family="paragraph" style:parent-style-name="Heading_20_1">
      <style:text-properties officeooo:rsid="0021e930" officeooo:paragraph-rsid="0021e930"/>
    </style:style>
    <style:style style:name="P7" style:family="paragraph" style:parent-style-name="Heading_20_1">
      <style:text-properties officeooo:rsid="0023689b" officeooo:paragraph-rsid="0023689b"/>
    </style:style>
    <style:style style:name="P8" style:family="paragraph" style:parent-style-name="Heading_20_1">
      <style:text-properties officeooo:rsid="00255fde" officeooo:paragraph-rsid="00255fde"/>
    </style:style>
    <style:style style:name="P9" style:family="paragraph" style:parent-style-name="Heading_20_1">
      <style:text-properties officeooo:rsid="00262c24" officeooo:paragraph-rsid="00262c24"/>
    </style:style>
    <style:style style:name="P10" style:family="paragraph" style:parent-style-name="Text_20_body" style:list-style-name="L1">
      <style:text-properties officeooo:rsid="00218c83" officeooo:paragraph-rsid="00218c83"/>
    </style:style>
    <style:style style:name="P11" style:family="paragraph" style:parent-style-name="Text_20_body" style:list-style-name="L2">
      <style:text-properties officeooo:rsid="0021e930" officeooo:paragraph-rsid="0021e930"/>
    </style:style>
    <style:style style:name="P12" style:family="paragraph" style:parent-style-name="Text_20_body" style:list-style-name="L3">
      <style:text-properties officeooo:rsid="0021e930" officeooo:paragraph-rsid="0021e930"/>
    </style:style>
    <style:style style:name="P13" style:family="paragraph" style:parent-style-name="Text_20_body" style:list-style-name="L3">
      <style:text-properties officeooo:rsid="0023689b" officeooo:paragraph-rsid="0023689b"/>
    </style:style>
    <style:style style:name="P14" style:family="paragraph" style:parent-style-name="Text_20_body">
      <style:text-properties officeooo:paragraph-rsid="00255fde"/>
    </style:style>
    <style:style style:name="P15" style:family="paragraph" style:parent-style-name="Text_20_body" style:list-style-name="L4">
      <style:text-properties officeooo:rsid="00262c24" officeooo:paragraph-rsid="00262c24"/>
    </style:style>
    <style:style style:name="P16" style:family="paragraph" style:parent-style-name="Text_20_body">
      <style:text-properties officeooo:paragraph-rsid="00262c24"/>
    </style:style>
    <style:style style:name="T1" style:family="text">
      <style:text-properties officeooo:rsid="0021e930"/>
    </style:style>
    <style:style style:name="T2" style:family="text">
      <style:text-properties officeooo:rsid="0023689b"/>
    </style:style>
    <style:style style:name="T3" style:family="text">
      <style:text-properties officeooo:rsid="00255fde"/>
    </style:style>
    <style:style style:name="T4" style:family="text">
      <style:text-properties officeooo:rsid="00262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ine</text:p>
      <text:p text:style-name="P1"/>
      <text:p text:style-name="P2"><text:tab/><text:span text:style-name="T1">WALL (WT AssembLy Language) is a Machine Simulator coupled with a custom Assembly Language.</text:span></text:p>
      <text:p text:style-name="P2"><text:tab/><text:span text:style-name="T1">The Machine consists of a Memory Table, Program Status Word, Registers, Clock, Display Console, Disassembled Console, and a Memory Error Console.</text:span></text:p>
      <text:h text:style-name="P6" text:outline-level="1">Memory Table</text:h>
      <text:p text:style-name="P3"><text:tab/><text:span text:style-name="T1">The Memory Table is a visual collection of WALL’s memory (RAM). WALL possess 2^8 bytes of memory (256 bytes). Memory is a non-circular “array” of addresses beginning at address 0 and ending at address 255.</text:span></text:p>
      <text:list xml:id="list6718142020620121755" text:style-name="L1">
        <text:list-item>
          <text:p text:style-name="P10">Memory Cell</text:p>
          <text:list>
            <text:list-item>
              <text:p text:style-name="P10">Contains a hexadecimal value of 1 byte from 00 to FF</text:p>
            </text:list-item>
            <text:list-item>
              <text:p text:style-name="P10">Address 255 (FF) is a reserved address for WALL.</text:p>
              <text:list>
                <text:list-item>
                  <text:p text:style-name="P10">No user values may be placed into it.</text:p>
                </text:list-item>
                <text:list-item>
                  <text:p text:style-name="P10">No instructions can be placed into it.</text:p>
                </text:list-item>
                <text:list-item>
                  <text:p text:style-name="P10">The Stack begins at this address and grows into descending memory</text:p>
                </text:list-item>
              </text:list>
            </text:list-item>
          </text:list>
        </text:list-item>
      </text:list>
      <text:h text:style-name="P9" text:outline-level="1">Clock</text:h>
      <text:p text:style-name="P16"><text:tab/><text:span text:style-name="T4">The action mechanism of WALL. The Clock operates in a 3 step cycle – Fetch, Decode, and Execute.</text:span></text:p>
      <text:list xml:id="list2523094839673800415" text:style-name="L4">
        <text:list-item>
          <text:p text:style-name="P15">Fetch</text:p>
          <text:list>
            <text:list-item>
              <text:p text:style-name="P15">Fetches the instruction from the Instruction Register</text:p>
            </text:list-item>
          </text:list>
        </text:list-item>
        <text:list-item>
          <text:p text:style-name="P15">Decode</text:p>
          <text:list>
            <text:list-item>
              <text:p text:style-name="P15">Validates and reads the instruction</text:p>
            </text:list-item>
          </text:list>
        </text:list-item>
        <text:list-item>
          <text:p text:style-name="P15">Execute</text:p>
          <text:list>
            <text:list-item>
              <text:p text:style-name="P15">Takes the decoded instruction and executes it, altering Registers and Memory.</text:p>
            </text:list-item>
          </text:list>
        </text:list-item>
      </text:list>
      <text:h text:style-name="P6" text:outline-level="1"><text:soft-page-break/>Program Status Word</text:h>
      <text:p text:style-name="P3"><text:tab/><text:span text:style-name="T1">WALL’s PSW consists of two special registers. These registers maintain the current state of the machine.</text:span></text:p>
      <text:list xml:id="list8611580238912577070" text:style-name="L2">
        <text:list-item>
          <text:p text:style-name="P11">Instruction Pointer</text:p>
          <text:list>
            <text:list-item>
              <text:p text:style-name="P11">Points to the memory address of the next instruction to be executed</text:p>
            </text:list-item>
          </text:list>
        </text:list-item>
        <text:list-item>
          <text:p text:style-name="P11">Instruction Register</text:p>
          <text:list>
            <text:list-item>
              <text:p text:style-name="P11">Contains the content of the currently executing memory cell</text:p>
            </text:list-item>
            <text:list-item>
              <text:p text:style-name="P11">Possesses the byte code of the currently executing instruction.</text:p>
            </text:list-item>
          </text:list>
        </text:list-item>
      </text:list>
      <text:h text:style-name="P6" text:outline-level="1">Registers</text:h>
      <text:p text:style-name="P3"><text:tab/><text:span text:style-name="T1">WALL has 14 General Purpose Registers and two Reserved Registers. These registers are used by the programmer to do quick arithmetic and movement on memory content.</text:span></text:p>
      <text:list xml:id="list6082454984495716343" text:style-name="L3">
        <text:list-item>
          <text:p text:style-name="P12">General Purpose Registers</text:p>
          <text:list>
            <text:list-item>
              <text:p text:style-name="P12">R0: <text:span text:style-name="T2">C</text:span>omparison <text:span text:style-name="T2">R</text:span>egister</text:p>
              <text:list>
                <text:list-item>
                  <text:p text:style-name="P12">Whenever a comparison needs to occur, then the “compare against” value needs to be loaded into this register.</text:p>
                </text:list-item>
              </text:list>
            </text:list-item>
            <text:list-item>
              <text:p text:style-name="P12">RF: Display Register</text:p>
              <text:list>
                <text:list-item>
                  <text:p text:style-name="P12">Anything loaded into this register will be displayed into the Display Console in it’s ASCII equivalent value.</text:p>
                </text:list-item>
              </text:list>
            </text:list-item>
            <text:list-item>
              <text:p text:style-name="P12">All other GPRs have no specialized use.</text:p>
            </text:list-item>
          </text:list>
        </text:list-item>
        <text:list-item>
          <text:p text:style-name="P13">Reserved Registers</text:p>
          <text:list>
            <text:list-item>
              <text:p text:style-name="P13">RD (RBP): Base Pointer Register</text:p>
              <text:list>
                <text:list-item>
                  <text:p text:style-name="P13">Used by the Machine/Programmer to mark the location of the current Base of the Stack</text:p>
                </text:list-item>
              </text:list>
            </text:list-item>
            <text:list-item>
              <text:p text:style-name="P13">RE (RSP): Stack Pointer Register</text:p>
              <text:list>
                <text:list-item>
                  <text:p text:style-name="P13">Used by the Machine/Programmer to mark the location of the current Top of the Stack</text:p>
                </text:list-item>
              </text:list>
            </text:list-item>
          </text:list>
        </text:list-item>
      </text:list>
      <text:h text:style-name="P7" text:outline-level="1">Display Console</text:h>
      <text:p text:style-name="P4"><text:tab/><text:span text:style-name="T2">Takes the value loaded into RF and displays the ASCII character that is equivalent to the hexadecimal value. Gives visual feedback to the programmer.</text:span></text:p>
      <text:h text:style-name="P7" text:outline-level="1"><text:soft-page-break/>Disassembled Console</text:h>
      <text:p text:style-name="P4"><text:tab/><text:span text:style-name="T3">Takes the content of Six memory addresses, centered on the Instruction Register, and displays them in their Assembler Language format.</text:span></text:p>
      <text:h text:style-name="P8" text:outline-level="1">Memory Error Console</text:h>
      <text:p text:style-name="P14"><text:tab/><text:span text:style-name="T3">Displays Run-Time errors to the u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3:52:44.932000000</meta:creation-date>
    <dc:date>2016-10-17T00:28:20.460000000</dc:date>
    <meta:editing-duration>PT14M34S</meta:editing-duration>
    <meta:editing-cycles>3</meta:editing-cycles>
    <meta:generator>LibreOffice/5.1.4.2$Windows_x86 LibreOffice_project/f99d75f39f1c57ebdd7ffc5f42867c12031db97a</meta:generator>
    <meta:document-statistic meta:table-count="0" meta:image-count="0" meta:object-count="0" meta:page-count="3" meta:paragraph-count="45" meta:word-count="423" meta:character-count="2503" meta:non-whitespace-character-count="2143"/>
  </office:meta>
</office:document-meta>
</file>